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7.6458in" fo:margin-left="-0.5208in" table:align="left"/>
    </style:style>
    <style:style style:name="Table3.A" style:family="table-column">
      <style:table-column-properties style:column-width="7.6458in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7.6042in" fo:margin-left="-0.4792in" table:align="left"/>
    </style:style>
    <style:style style:name="Table4.A" style:family="table-column">
      <style:table-column-properties style:column-width="7.6042in"/>
    </style:style>
    <style:style style:name="Table4.A1" style:family="table-cell">
      <style:table-cell-properties fo:padding="0.0382in" fo:border="0.5pt solid #000000"/>
    </style:style>
    <style:style style:name="Table1" style:family="table">
      <style:table-properties style:width="8.2292in" fo:margin-left="-0.4792in" fo:break-before="page" table:align="left"/>
    </style:style>
    <style:style style:name="Table1.A" style:family="table-column">
      <style:table-column-properties style:column-width="1.2833in"/>
    </style:style>
    <style:style style:name="Table1.B" style:family="table-column">
      <style:table-column-properties style:column-width="1.0708in"/>
    </style:style>
    <style:style style:name="Table1.C" style:family="table-column">
      <style:table-column-properties style:column-width="2.4021in"/>
    </style:style>
    <style:style style:name="Table1.D" style:family="table-column">
      <style:table-column-properties style:column-width="3.4729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size="12pt" officeooo:rsid="0052733b" officeooo:paragraph-rsid="0052733b" style:font-size-asian="12pt" style:font-size-complex="12pt"/>
    </style:style>
    <style:style style:name="P2" style:family="paragraph" style:parent-style-name="Table_20_Contents">
      <style:text-properties fo:font-size="12pt" officeooo:rsid="0052f797" officeooo:paragraph-rsid="0052f797" style:font-size-asian="12pt" style:font-size-complex="12pt"/>
    </style:style>
    <style:style style:name="P3" style:family="paragraph" style:parent-style-name="Table_20_Contents">
      <style:text-properties fo:font-size="12pt" officeooo:rsid="00916340" officeooo:paragraph-rsid="00916340" style:font-size-asian="12pt" style:font-size-complex="12pt"/>
    </style:style>
    <style:style style:name="P4" style:family="paragraph" style:parent-style-name="Table_20_Contents">
      <style:text-properties fo:font-size="12pt" officeooo:rsid="0091ff42" officeooo:paragraph-rsid="0091ff42" style:font-size-asian="12pt" style:font-size-complex="12pt"/>
    </style:style>
    <style:style style:name="P5" style:family="paragraph" style:parent-style-name="Table_20_Contents">
      <style:text-properties fo:font-size="12pt" officeooo:rsid="0093bb74" officeooo:paragraph-rsid="0093bb74" style:font-size-asian="12pt" style:font-size-complex="12pt"/>
    </style:style>
    <style:style style:name="P6" style:family="paragraph" style:parent-style-name="Table_20_Contents">
      <style:text-properties fo:font-size="12pt" officeooo:rsid="0093bb74" officeooo:paragraph-rsid="00967893" style:font-size-asian="12pt" style:font-size-complex="12pt"/>
    </style:style>
    <style:style style:name="P7" style:family="paragraph" style:parent-style-name="Table_20_Contents">
      <style:text-properties fo:font-size="12pt" officeooo:rsid="0053d14d" officeooo:paragraph-rsid="0053d14d" style:font-size-asian="12pt" style:font-size-complex="12pt"/>
    </style:style>
    <style:style style:name="P8" style:family="paragraph" style:parent-style-name="Table_20_Contents">
      <style:text-properties fo:font-size="12pt" officeooo:rsid="0094fb87" officeooo:paragraph-rsid="0094fb87" style:font-size-asian="12pt" style:font-size-complex="12pt"/>
    </style:style>
    <style:style style:name="P9" style:family="paragraph" style:parent-style-name="Table_20_Contents">
      <style:text-properties fo:font-size="12pt" officeooo:rsid="00a1fa08" officeooo:paragraph-rsid="00a1fa08" style:font-size-asian="12pt" style:font-size-complex="12pt"/>
    </style:style>
    <style:style style:name="P10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/>
      <style:text-properties fo:font-size="12pt" officeooo:paragraph-rsid="00602ea3" style:font-size-asian="12pt" style:font-size-complex="12pt"/>
    </style:style>
    <style:style style:name="P11" style:family="paragraph" style:parent-style-name="Text_20_body">
      <style:paragraph-properties fo:margin-left="-0.5in" fo:margin-right="-0.5618in" fo:text-indent="0in" style:auto-text-indent="false"/>
      <style:text-properties fo:font-size="12pt" officeooo:rsid="007bf22a" officeooo:paragraph-rsid="00831fa8" style:font-size-asian="12pt" style:font-size-complex="12pt"/>
    </style:style>
    <style:style style:name="P12" style:family="paragraph" style:parent-style-name="Text_20_body">
      <style:paragraph-properties fo:margin-left="-0.5in" fo:margin-right="-0.5618in" fo:text-indent="0in" style:auto-text-indent="false"/>
      <style:text-properties fo:font-size="12pt" officeooo:rsid="00849cce" officeooo:paragraph-rsid="00849cce" style:font-size-asian="12pt" style:font-size-complex="12pt"/>
    </style:style>
    <style:style style:name="P13" style:family="paragraph" style:parent-style-name="Text_20_body">
      <style:paragraph-properties fo:margin-left="-0.5in" fo:margin-right="-0.5618in" fo:text-indent="0in" style:auto-text-indent="false"/>
      <style:text-properties fo:font-size="12pt" officeooo:rsid="0051088c" officeooo:paragraph-rsid="0051088c" style:font-size-asian="12pt" style:font-size-complex="12pt"/>
    </style:style>
    <style:style style:name="P14" style:family="paragraph" style:parent-style-name="Text_20_body">
      <style:paragraph-properties fo:margin-left="-0.5in" fo:margin-right="-0.5618in" fo:text-indent="0in" style:auto-text-indent="false"/>
      <style:text-properties fo:font-size="12pt" officeooo:rsid="008fbadb" officeooo:paragraph-rsid="008fbadb" style:font-size-asian="12pt" style:font-size-complex="12pt"/>
    </style:style>
    <style:style style:name="P15" style:family="paragraph" style:parent-style-name="Text_20_body">
      <style:paragraph-properties fo:margin-left="-0.5in" fo:margin-right="-0.5618in" fo:margin-top="0in" fo:margin-bottom="0in" style:contextual-spacing="false" fo:text-indent="0in" style:auto-text-indent="false"/>
      <style:text-properties fo:font-size="12pt" officeooo:rsid="008fbadb" officeooo:paragraph-rsid="008fbadb" style:font-size-asian="12pt" style:font-size-complex="12pt"/>
    </style:style>
    <style:style style:name="P16" style:family="paragraph" style:parent-style-name="Text_20_body">
      <style:paragraph-properties fo:margin-left="-0.5in" fo:margin-right="-0.5618in" fo:text-indent="0in" style:auto-text-indent="false"/>
      <style:text-properties fo:font-size="12pt" officeooo:rsid="00967893" officeooo:paragraph-rsid="0096af81" style:font-size-asian="12pt" style:font-size-complex="12pt"/>
    </style:style>
    <style:style style:name="P17" style:family="paragraph" style:parent-style-name="Text_20_body">
      <style:paragraph-properties fo:margin-left="-0.5in" fo:margin-right="-0.5618in" fo:text-indent="0in" style:auto-text-indent="false"/>
      <style:text-properties fo:font-size="12pt" officeooo:rsid="00971669" officeooo:paragraph-rsid="00971669" style:font-size-asian="12pt" style:font-size-complex="12pt"/>
    </style:style>
    <style:style style:name="P18" style:family="paragraph" style:parent-style-name="Text_20_body">
      <style:paragraph-properties fo:margin-left="-0.5in" fo:margin-right="-0.5618in" fo:text-indent="0in" style:auto-text-indent="false"/>
      <style:text-properties fo:font-size="12pt" officeooo:rsid="009a368b" officeooo:paragraph-rsid="009a368b" style:font-size-asian="12pt" style:font-size-complex="12pt"/>
    </style:style>
    <style:style style:name="P19" style:family="paragraph" style:parent-style-name="Text_20_body">
      <style:paragraph-properties fo:margin-left="-0.5in" fo:margin-right="-0.5618in" fo:text-indent="0in" style:auto-text-indent="false"/>
      <style:text-properties fo:font-size="12pt" officeooo:rsid="009a75e3" officeooo:paragraph-rsid="009a75e3" style:font-size-asian="12pt" style:font-size-complex="12pt"/>
    </style:style>
    <style:style style:name="P20" style:family="paragraph" style:parent-style-name="Text_20_body">
      <style:paragraph-properties fo:margin-left="-0.5in" fo:margin-right="-0.5618in" fo:text-indent="0in" style:auto-text-indent="false"/>
      <style:text-properties fo:font-size="12pt" officeooo:rsid="009f7436" officeooo:paragraph-rsid="009f7436" style:font-size-asian="12pt" style:font-size-complex="12pt"/>
    </style:style>
    <style:style style:name="P21" style:family="paragraph" style:parent-style-name="Text_20_body">
      <style:paragraph-properties fo:margin-left="-0.5in" fo:margin-right="-0.5618in" fo:text-indent="0in" style:auto-text-indent="false"/>
      <style:text-properties fo:font-size="12pt" officeooo:rsid="00a02d83" officeooo:paragraph-rsid="00a02d83" style:font-size-asian="12pt" style:font-size-complex="12pt"/>
    </style:style>
    <style:style style:name="P22" style:family="paragraph" style:parent-style-name="Table_20_Contents">
      <style:text-properties fo:font-size="12pt" fo:font-weight="bold" officeooo:rsid="0053d14d" officeooo:paragraph-rsid="0053d14d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fo:font-size="12pt" fo:font-weight="bold" officeooo:rsid="0094fb87" officeooo:paragraph-rsid="0094fb87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fo:font-size="12pt" fo:font-weight="bold" officeooo:rsid="00a1fa08" officeooo:paragraph-rsid="00a1fa08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left="-0.5in" fo:margin-right="-0.5618in" fo:text-indent="0in" style:auto-text-indent="false"/>
      <style:text-properties fo:font-size="12pt" officeooo:paragraph-rsid="009a75e3"/>
    </style:style>
    <style:style style:name="P26" style:family="paragraph" style:parent-style-name="Text_20_body">
      <style:paragraph-properties fo:margin-left="-0.5in" fo:margin-right="-0.5618in" fo:text-indent="0in" style:auto-text-indent="false"/>
      <style:text-properties fo:font-size="12pt" officeooo:rsid="00a285ee" officeooo:paragraph-rsid="00a285ee"/>
    </style:style>
    <style:style style:name="P27" style:family="paragraph" style:parent-style-name="Heading_20_3" style:master-page-name="">
      <loext:graphic-properties draw:fill="none"/>
      <style:paragraph-properties fo:margin-left="-0.5in" fo:margin-right="0in" fo:margin-top="0.0972in" fo:margin-bottom="0.0835in" style:contextual-spacing="false" fo:text-indent="0in" style:auto-text-indent="false" style:page-number="auto" fo:background-color="transparent" fo:keep-with-next="always"/>
    </style:style>
    <style:style style:name="P28" style:family="paragraph" style:parent-style-name="Heading_20_3" style:master-page-name="">
      <style:paragraph-properties fo:margin-left="-0.5in" fo:margin-right="0in" fo:text-indent="0in" style:auto-text-indent="false" style:page-number="auto"/>
      <style:text-properties officeooo:rsid="0086330a" officeooo:paragraph-rsid="0086330a"/>
    </style:style>
    <style:style style:name="P29" style:family="paragraph" style:parent-style-name="Text_20_body">
      <loext:graphic-properties draw:fill="none"/>
      <style:paragraph-properties fo:margin-left="0in" fo:margin-right="-0.5in" fo:margin-top="0in" fo:margin-bottom="0in" style:contextual-spacing="false" fo:line-height="115%" fo:text-indent="0in" style:auto-text-indent="false" fo:background-color="transparent"/>
      <style:text-properties style:font-name="Liberation Mono" fo:font-size="12pt" fo:font-weight="bold" officeooo:rsid="005be8ec" officeooo:paragraph-rsid="007811c0" style:font-size-asian="10.5pt" style:font-weight-asian="bold" style:font-size-complex="12pt" style:font-weight-complex="bold"/>
    </style:style>
    <style:style style:name="P30" style:family="paragraph" style:parent-style-name="Text_20_body">
      <style:paragraph-properties fo:margin-top="0in" fo:margin-bottom="0in" style:contextual-spacing="false"/>
      <style:text-properties style:font-name="Liberation Mono" fo:font-size="10pt" style:font-size-asian="10pt" style:font-size-complex="10pt"/>
    </style:style>
    <style:style style:name="P31" style:family="paragraph" style:parent-style-name="Text_20_body">
      <style:paragraph-properties fo:margin-top="0in" fo:margin-bottom="0in" style:contextual-spacing="false"/>
      <style:text-properties style:font-name="Liberation Mono" fo:font-size="10pt" officeooo:paragraph-rsid="008fbadb" style:font-size-asian="10pt" style:font-size-complex="10pt"/>
    </style:style>
    <style:style style:name="P32" style:family="paragraph" style:parent-style-name="Text_20_body">
      <style:paragraph-properties fo:margin-top="0in" fo:margin-bottom="0in" style:contextual-spacing="false"/>
      <style:text-properties style:font-name="Liberation Mono" fo:font-size="10pt" officeooo:paragraph-rsid="00971669" style:font-size-asian="10pt" style:font-size-complex="10pt"/>
    </style:style>
    <style:style style:name="P33" style:family="paragraph" style:parent-style-name="Text_20_body">
      <style:paragraph-properties fo:margin-top="0in" fo:margin-bottom="0in" style:contextual-spacing="false"/>
      <style:text-properties style:font-name="Liberation Mono" fo:font-size="10pt" fo:background-color="#b2b2b2" style:font-size-asian="10pt" style:font-size-complex="10pt"/>
    </style:style>
    <style:style style:name="P34" style:family="paragraph" style:parent-style-name="Text_20_body">
      <style:paragraph-properties fo:margin-top="0in" fo:margin-bottom="0in" style:contextual-spacing="false"/>
      <style:text-properties style:font-name="Liberation Mono" fo:font-size="10pt" officeooo:paragraph-rsid="008f93fd" fo:background-color="#b2b2b2" style:font-size-asian="10pt" style:font-size-complex="10pt"/>
    </style:style>
    <style:style style:name="P35" style:family="paragraph" style:parent-style-name="Text_20_body">
      <loext:graphic-properties draw:fill="none"/>
      <style:paragraph-properties fo:margin-left="-0.5in" fo:margin-right="0in" fo:margin-top="0.0972in" fo:margin-bottom="0.0835in" style:contextual-spacing="false" fo:text-indent="0in" style:auto-text-indent="false" fo:background-color="transparent"/>
      <style:text-properties officeooo:rsid="00778fad" officeooo:paragraph-rsid="00778fad"/>
    </style:style>
    <style:style style:name="P36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/>
      <style:text-properties officeooo:rsid="007811c0" officeooo:paragraph-rsid="007811c0"/>
    </style:style>
    <style:style style:name="P37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/>
      <style:text-properties officeooo:rsid="007811c0" officeooo:paragraph-rsid="0079d1c9"/>
    </style:style>
    <style:style style:name="P38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/>
      <style:text-properties fo:font-weight="bold" officeooo:rsid="0079d1c9" officeooo:paragraph-rsid="0079d1c9" style:font-weight-asian="bold" style:font-weight-complex="bold"/>
    </style:style>
    <style:style style:name="P39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/>
      <style:text-properties fo:font-weight="bold" officeooo:rsid="007811c0" officeooo:paragraph-rsid="007811c0" style:font-weight-asian="bold" style:font-weight-complex="bold"/>
    </style:style>
    <style:style style:name="P40" style:family="paragraph" style:parent-style-name="Text_20_body" style:master-page-name="">
      <loext:graphic-properties draw:fill="none"/>
      <style:paragraph-properties fo:margin-left="0.1252in" fo:margin-right="-0.5in" fo:margin-top="0in" fo:margin-bottom="0in" style:contextual-spacing="false" fo:line-height="115%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officeooo:rsid="007da318" officeooo:paragraph-rsid="007fe06b"/>
    </style:style>
    <style:style style:name="P41" style:family="paragraph" style:parent-style-name="Text_20_body">
      <loext:graphic-properties draw:fill="none"/>
      <style:paragraph-properties fo:margin-left="0.1252in" fo:margin-right="-0.5in" fo:margin-top="0in" fo:margin-bottom="0in" style:contextual-spacing="false" fo:line-height="115%" fo:text-indent="0in" style:auto-text-indent="false" fo:background-color="transparent">
        <style:tab-stops>
          <style:tab-stop style:position="0.25in"/>
        </style:tab-stops>
      </style:paragraph-properties>
      <style:text-properties officeooo:rsid="007da318" officeooo:paragraph-rsid="007fe06b"/>
    </style:style>
    <style:style style:name="P42" style:family="paragraph" style:parent-style-name="Text_20_body">
      <loext:graphic-properties draw:fill="none"/>
      <style:paragraph-properties fo:margin-left="0.1252in" fo:margin-right="-0.5in" fo:margin-top="0in" fo:margin-bottom="0in" style:contextual-spacing="false" fo:line-height="115%" fo:text-indent="0in" style:auto-text-indent="false" fo:background-color="transparent">
        <style:tab-stops>
          <style:tab-stop style:position="0.25in"/>
        </style:tab-stops>
      </style:paragraph-properties>
      <style:text-properties officeooo:rsid="007da318" officeooo:paragraph-rsid="008163ab"/>
    </style:style>
    <style:style style:name="P43" style:family="paragraph" style:parent-style-name="Text_20_body">
      <loext:graphic-properties draw:fill="none"/>
      <style:paragraph-properties fo:margin-left="-0.5in" fo:margin-right="-0.5618in" fo:margin-top="0in" fo:margin-bottom="0in" style:contextual-spacing="false" fo:line-height="115%" fo:text-indent="0in" style:auto-text-indent="false" fo:background-color="transparent">
        <style:tab-stops>
          <style:tab-stop style:position="0.25in"/>
        </style:tab-stops>
      </style:paragraph-properties>
      <style:text-properties officeooo:rsid="007fe06b" officeooo:paragraph-rsid="008841ae"/>
    </style:style>
    <style:style style:name="P44" style:family="paragraph" style:parent-style-name="Text_20_body" style:master-page-name="">
      <loext:graphic-properties draw:fill="none"/>
      <style:paragraph-properties fo:margin-left="-0.5in" fo:margin-right="-0.5618in" fo:text-indent="0in" style:auto-text-indent="false" style:page-number="auto" fo:background-color="transparent"/>
      <style:text-properties officeooo:rsid="00831fa8" officeooo:paragraph-rsid="00831fa8"/>
    </style:style>
    <style:style style:name="P45" style:family="paragraph" style:parent-style-name="Text_20_body">
      <style:paragraph-properties fo:margin-left="-0.5in" fo:margin-right="-0.5618in" fo:text-indent="0in" style:auto-text-indent="false"/>
      <style:text-properties officeooo:paragraph-rsid="00831fa8"/>
    </style:style>
    <style:style style:name="P46" style:family="paragraph" style:parent-style-name="Text_20_body">
      <style:paragraph-properties fo:margin-left="-0.5in" fo:margin-right="-0.5618in" fo:text-indent="0in" style:auto-text-indent="false"/>
      <style:text-properties officeooo:rsid="0087d667" officeooo:paragraph-rsid="0087d667"/>
    </style:style>
    <style:style style:name="P47" style:family="paragraph" style:parent-style-name="Text_20_body">
      <loext:graphic-properties draw:fill="none"/>
      <style:paragraph-properties fo:margin-left="-0.5in" fo:margin-right="-0.5618in" fo:margin-top="0in" fo:margin-bottom="0in" style:contextual-spacing="false" fo:line-height="115%" fo:text-indent="0in" style:auto-text-indent="false" fo:background-color="transparent">
        <style:tab-stops>
          <style:tab-stop style:position="0.25in"/>
        </style:tab-stops>
      </style:paragraph-properties>
      <style:text-properties officeooo:rsid="0087d667" officeooo:paragraph-rsid="0087d667"/>
    </style:style>
    <style:style style:name="P48" style:family="paragraph" style:parent-style-name="Text_20_body">
      <style:paragraph-properties fo:margin-left="-0.5in" fo:margin-right="-0.5618in" fo:text-indent="0in" style:auto-text-indent="false"/>
      <style:text-properties officeooo:rsid="008dc9f3" officeooo:paragraph-rsid="008dc9f3"/>
    </style:style>
    <style:style style:name="P49" style:family="paragraph" style:parent-style-name="Text_20_body">
      <style:paragraph-properties fo:margin-left="-0.5in" fo:margin-right="-0.5618in" fo:text-indent="0in" style:auto-text-indent="false"/>
      <style:text-properties officeooo:rsid="00a3b0c9" officeooo:paragraph-rsid="00a3b0c9"/>
    </style:style>
    <style:style style:name="P50" style:family="paragraph" style:parent-style-name="Text_20_body">
      <loext:graphic-properties draw:fill="none"/>
      <style:paragraph-properties fo:margin-left="0in" fo:margin-right="-0.5in" fo:margin-top="0in" fo:margin-bottom="0in" style:contextual-spacing="false" fo:line-height="115%" fo:text-indent="0in" style:auto-text-indent="false" fo:background-color="transparent"/>
      <style:text-properties style:font-name="FreeSans" fo:font-size="12pt" fo:font-weight="bold" officeooo:rsid="00602ea3" officeooo:paragraph-rsid="007811c0" style:font-name-asian="FreeSans" style:font-size-asian="10.5pt" style:font-weight-asian="bold" style:font-name-complex="FreeSans" style:font-size-complex="12pt" style:font-weight-complex="bold"/>
    </style:style>
    <style:style style:name="P51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/>
      <style:text-properties fo:font-size="12pt" officeooo:rsid="007811c0" officeooo:paragraph-rsid="0079d1c9" style:font-size-asian="12pt" style:font-size-complex="12pt"/>
    </style:style>
    <style:style style:name="P52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/>
      <style:text-properties fo:font-size="12pt" officeooo:rsid="0079d1c9" officeooo:paragraph-rsid="0079d1c9" style:font-size-asian="12pt" style:font-size-complex="12pt"/>
    </style:style>
    <style:style style:name="P53" style:family="paragraph" style:parent-style-name="Text_20_body">
      <loext:graphic-properties draw:fill="none"/>
      <style:paragraph-properties fo:margin-left="0.1252in" fo:margin-right="-0.5in" fo:margin-top="0in" fo:margin-bottom="0in" style:contextual-spacing="false" fo:line-height="115%" fo:text-indent="0in" style:auto-text-indent="false" fo:background-color="transparent">
        <style:tab-stops>
          <style:tab-stop style:position="0.25in"/>
        </style:tab-stops>
      </style:paragraph-properties>
      <style:text-properties fo:font-size="12pt" officeooo:rsid="007da318" officeooo:paragraph-rsid="007fe06b" style:font-size-asian="12pt" style:font-size-complex="12pt"/>
    </style:style>
    <style:style style:name="P54" style:family="paragraph" style:parent-style-name="Text_20_body">
      <style:paragraph-properties fo:margin-left="-0.5in" fo:margin-right="-0.5618in" fo:text-indent="0in" style:auto-text-indent="false"/>
      <style:text-properties fo:font-size="12pt" officeooo:rsid="0086330a" officeooo:paragraph-rsid="0086330a" style:font-size-asian="12pt" style:font-size-complex="12pt"/>
    </style:style>
    <style:style style:name="P55" style:family="paragraph" style:parent-style-name="Table_20_Contents">
      <style:text-properties fo:font-size="12pt" officeooo:rsid="0095e41d" officeooo:paragraph-rsid="0052f797" style:font-size-asian="12pt" style:font-size-complex="12pt"/>
    </style:style>
    <style:style style:name="P56" style:family="paragraph" style:parent-style-name="Heading_20_1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79d1c9" style:font-size-asian="12pt" style:font-size-complex="12pt"/>
    </style:style>
    <style:style style:name="T3" style:family="text">
      <style:text-properties fo:font-size="12pt" officeooo:rsid="007811c0" style:font-size-asian="12pt" style:font-size-complex="12pt"/>
    </style:style>
    <style:style style:name="T4" style:family="text">
      <style:text-properties fo:font-size="12pt" officeooo:rsid="007b7eff" style:font-size-asian="12pt" style:font-size-complex="12pt"/>
    </style:style>
    <style:style style:name="T5" style:family="text">
      <style:text-properties fo:font-size="12pt" officeooo:rsid="007bf22a" style:font-size-asian="12pt" style:font-size-complex="12pt"/>
    </style:style>
    <style:style style:name="T6" style:family="text">
      <style:text-properties fo:font-size="12pt" officeooo:rsid="007da318" style:font-size-asian="12pt" style:font-size-complex="12pt"/>
    </style:style>
    <style:style style:name="T7" style:family="text">
      <style:text-properties fo:font-size="12pt" officeooo:rsid="007fe06b" style:font-size-asian="12pt" style:font-size-complex="12pt"/>
    </style:style>
    <style:style style:name="T8" style:family="text">
      <style:text-properties fo:font-size="12pt" officeooo:rsid="00805c46" style:font-size-asian="12pt" style:font-size-complex="12pt"/>
    </style:style>
    <style:style style:name="T9" style:family="text">
      <style:text-properties fo:font-size="12pt" officeooo:rsid="00849cce" style:font-size-asian="12pt" style:font-size-complex="12pt"/>
    </style:style>
    <style:style style:name="T10" style:family="text">
      <style:text-properties fo:font-size="12pt" officeooo:rsid="0087d667" style:font-size-asian="12pt" style:font-size-complex="12pt"/>
    </style:style>
    <style:style style:name="T11" style:family="text">
      <style:text-properties fo:font-size="12pt" officeooo:rsid="008a2a59" style:font-size-asian="12pt" style:font-size-complex="12pt"/>
    </style:style>
    <style:style style:name="T12" style:family="text">
      <style:text-properties fo:font-size="12pt" officeooo:rsid="008fbadb" style:font-size-asian="12pt" style:font-size-complex="12pt"/>
    </style:style>
    <style:style style:name="T13" style:family="text">
      <style:text-properties fo:font-size="12pt" officeooo:rsid="00a5583c" style:font-size-asian="12pt" style:font-size-complex="12pt"/>
    </style:style>
    <style:style style:name="T14" style:family="text">
      <style:text-properties style:font-name="FreeSans" officeooo:rsid="00602ea3" style:font-name-asian="FreeSans" style:font-name-complex="FreeSans"/>
    </style:style>
    <style:style style:name="T15" style:family="text">
      <style:text-properties style:font-name="FreeSans" fo:font-size="12pt" fo:font-weight="normal" officeooo:rsid="00831fa8" style:font-name-asian="FreeSans" style:font-size-asian="10.5pt" style:font-weight-asian="normal" style:font-name-complex="FreeSans" style:font-size-complex="12pt" style:font-weight-complex="normal"/>
    </style:style>
    <style:style style:name="T16" style:family="text">
      <style:text-properties fo:font-weight="bold" officeooo:rsid="008841ae" style:font-weight-asian="bold" style:font-weight-complex="bold"/>
    </style:style>
    <style:style style:name="T17" style:family="text">
      <style:text-properties officeooo:rsid="007313cd"/>
    </style:style>
    <style:style style:name="T18" style:family="text">
      <style:text-properties officeooo:rsid="00778fad"/>
    </style:style>
    <style:style style:name="T19" style:family="text">
      <style:text-properties officeooo:rsid="007811c0"/>
    </style:style>
    <style:style style:name="T20" style:family="text">
      <style:text-properties officeooo:rsid="007da318"/>
    </style:style>
    <style:style style:name="T21" style:family="text">
      <style:text-properties officeooo:rsid="007fe06b"/>
    </style:style>
    <style:style style:name="T22" style:family="text">
      <style:text-properties officeooo:rsid="008163ab"/>
    </style:style>
    <style:style style:name="T23" style:family="text">
      <style:text-properties officeooo:rsid="0081b969"/>
    </style:style>
    <style:style style:name="T24" style:family="text">
      <style:text-properties officeooo:rsid="00831fa8"/>
    </style:style>
    <style:style style:name="T25" style:family="text">
      <style:text-properties officeooo:rsid="0083b336"/>
    </style:style>
    <style:style style:name="T26" style:family="text">
      <style:text-properties officeooo:rsid="0083d957"/>
    </style:style>
    <style:style style:name="T27" style:family="text">
      <style:text-properties officeooo:rsid="0087d667"/>
    </style:style>
    <style:style style:name="T28" style:family="text">
      <style:text-properties officeooo:rsid="008841ae"/>
    </style:style>
    <style:style style:name="T29" style:family="text">
      <style:text-properties officeooo:rsid="008a2a59"/>
    </style:style>
    <style:style style:name="T30" style:family="text">
      <style:text-properties officeooo:rsid="008be3d6"/>
    </style:style>
    <style:style style:name="T31" style:family="text">
      <style:text-properties fo:background-color="#b2b2b2" loext:char-shading-value="0"/>
    </style:style>
    <style:style style:name="T32" style:family="text">
      <style:text-properties officeooo:rsid="00916340"/>
    </style:style>
    <style:style style:name="T33" style:family="text">
      <style:text-properties officeooo:rsid="0093bb74"/>
    </style:style>
    <style:style style:name="T34" style:family="text">
      <style:text-properties officeooo:rsid="0094fb87"/>
    </style:style>
    <style:style style:name="T35" style:family="text">
      <style:text-properties officeooo:rsid="0095e41d"/>
    </style:style>
    <style:style style:name="T36" style:family="text">
      <style:text-properties officeooo:rsid="00967893"/>
    </style:style>
    <style:style style:name="T37" style:family="text">
      <style:text-properties officeooo:rsid="0096af81"/>
    </style:style>
    <style:style style:name="T38" style:family="text">
      <style:text-properties fo:background-color="#d4ea6b" loext:char-shading-value="0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9b144a"/>
    </style:style>
    <style:style style:name="T41" style:family="text">
      <style:text-properties officeooo:rsid="009f7436"/>
    </style:style>
    <style:style style:name="T42" style:family="text">
      <style:text-properties fo:background-color="#ffb66c" loext:char-shading-value="0"/>
    </style:style>
    <style:style style:name="T43" style:family="text">
      <style:text-properties style:font-size-asian="12pt" style:font-size-complex="12pt"/>
    </style:style>
    <style:style style:name="T44" style:family="text">
      <style:text-properties officeooo:rsid="009a75e3" style:font-size-asian="12pt" style:font-size-complex="12pt"/>
    </style:style>
    <style:style style:name="T45" style:family="text">
      <style:text-properties officeooo:rsid="00a285ee" style:font-size-asian="12pt" style:font-size-complex="12pt"/>
    </style:style>
    <style:style style:name="T46" style:family="text">
      <style:text-properties officeooo:rsid="009b144a" style:font-size-asian="12pt" style:font-size-complex="12pt"/>
    </style:style>
    <style:style style:name="T47" style:family="text">
      <style:text-properties officeooo:rsid="0096af81" style:font-size-asian="12pt" style:font-size-complex="12pt"/>
    </style:style>
    <style:style style:name="T48" style:family="text">
      <style:text-properties fo:font-style="italic" fo:font-weight="bold" officeooo:rsid="00a285ee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officeooo:rsid="00a5583c"/>
    </style:style>
    <style:style style:name="T50" style:family="text">
      <style:text-properties officeooo:rsid="00a768a3"/>
    </style:style>
    <style:style style:name="T51" style:family="text">
      <style:text-properties officeooo:rsid="00a81d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6" text:outline-level="1">JotLiner ‘Document’ file format V<text:span text:style-name="T18">2.0</text:span></text:h>
      <text:p text:style-name="P10"><text:span text:style-name="T18">2.0 breaks away from the earlier formats by being entirely binary, both for slightly better compactness and also for cleaner and faster parsing and encoding. <text:s/></text:span><text:span text:style-name="T19">Also now, exporting a document always saves to a file with a ‘.jldoc’ extension, and we will refer to the file as jldoc from here on.</text:span></text:p>
      <text:h text:style-name="P27" text:outline-level="3">The basic principal</text:h>
      <text:p text:style-name="P35">As <text:span text:style-name="T19">with prior exports, and future versions as well, the very first part of a jldoc</text:span> <text:span text:style-name="T19">is generally human-readable, and </text:span>always starts with ‘@2.0;’ which signifies the file format. <text:s/><text:span text:style-name="T19">For 2.0, the first three lines of the file end with a linefeed character (0x0a in hex) and always look like this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9">@<text:span text:style-name="T19">2.0</text:span><text:span text:style-name="T14">;</text:span></text:p>
            <text:p text:style-name="P29">28ba4b5d-f089-4789-8ef3-cf1e8098bf36</text:p>
            <text:p text:style-name="P50">Original Doc Name</text:p>
          </table:table-cell>
        </table:table-row>
      </table:table>
      <text:p text:style-name="P36"><text:span text:style-name="T1"/></text:p>
      <text:p text:style-name="P51">This makes it easy to see the originating uuid and name of the file, and from a commandline </text:p>
      <text:p text:style-name="P37"><text:span text:style-name="T1">in linux </text:span><text:span text:style-name="T2">or mac shells:</text:span></text:p>
      <text:p text:style-name="P39"><text:span text:style-name="T1"><text:tab/>head -n 3 </text:span><text:span text:style-name="T2">MyExportedF</text:span><text:span text:style-name="T1">ile.jldoc</text:span></text:p>
      <text:p text:style-name="P52">in windows powershell:</text:p>
      <text:p text:style-name="P38"><text:span text:style-name="T1"><text:tab/>Get-Content MyExportedF</text:span><text:span text:style-name="T3">ile.jldoc</text:span><text:span text:style-name="T1"> | Select-Object -First 3</text:span></text:p>
      <text:p text:style-name="P45"><text:span text:style-name="T2">everything after that third ‘\n’ is </text:span><text:span text:style-name="T4">a series of ‘</text:span><text:span text:style-name="T11">dch </text:span><text:span text:style-name="T4">datablock’s that break down </text:span><text:span text:style-name="T5">in a similar manner to a JSON {}-type objec</text:span><text:span text:style-name="T8">t</text:span><text:span text:style-name="T5">, but using a binary </text:span><text:span text:style-name="T15">format</text:span><text:span text:style-name="T5"> instead, </text:span><text:span text:style-name="T8">which supports many more datatypes than JSON</text:span><text:span text:style-name="T5">.</text:span><text:span text:style-name="T4"> <text:s text:c="2"/></text:span><text:span text:style-name="T6">We’ll explain the binary format further down, but for now, what you can expect to see in the file’s data would look like this once decoded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7">[</text:span><text:span text:style-name="T4">{</text:span></text:p>
            <text:p text:style-name="P41"><text:span text:style-name="T4"><text:tab/></text:span><text:span text:style-name="T1">children: </text:span><text:span text:style-name="T10">0</text:span><text:span text:style-name="T1">,</text:span></text:p>
            <text:p text:style-name="P53"><text:tab/>name: <text:s/>“BOX”,</text:p>
            <text:p text:style-name="P42"><text:span text:style-name="T1"><text:tab/>style: { L:</text:span><text:span text:style-name="T10">0</text:span><text:span text:style-name="T1">, R:</text:span><text:span text:style-name="T10">0</text:span><text:span text:style-name="T1">, </text:span><text:span text:style-name="T9">T</text:span><text:span text:style-name="T1">:</text:span><text:span text:style-name="T10">0</text:span><text:span text:style-name="T1">, </text:span><text:span text:style-name="T10">B</text:span><text:span text:style-name="T1">:</text:span><text:span text:style-name="T10">0</text:span><text:span text:style-name="T1"> },</text:span></text:p>
            <text:p text:style-name="P42"><text:span text:style-name="T1"><text:tab/>data { zX:</text:span><text:span text:style-name="T10">0</text:span><text:span text:style-name="T1">, zY:</text:span><text:span text:style-name="T10">0</text:span><text:span text:style-name="T7"> </text:span><text:span text:style-name="T1">}</text:span></text:p>
            <text:p text:style-name="P41"><text:span text:style-name="T4">}</text:span><text:span text:style-name="T7">]</text:span></text:p>
          </table:table-cell>
        </table:table-row>
      </table:table>
      <text:p text:style-name="P43">In short, the file contains a list of objects, hereafter called ‘<text:span text:style-name="T16">pairing</text:span>’<text:span text:style-name="T24">s. <text:s/></text:span><text:span text:style-name="T28">Pairings are key=value pairs </text:span><text:span text:style-name="T29">that follow the same rules as a javascript {} type object.</text:span></text:p>
      <text:p text:style-name="P43"><text:span text:style-name="T27">E</text:span>ach <text:span text:style-name="T28">pairing</text:span> contain<text:span text:style-name="T27">s</text:span> a<text:span text:style-name="T23">n integer named ‘c</text:span>hildren’, <text:span text:style-name="T23">a string named ‘name’, a </text:span><text:span text:style-name="T28">pairing</text:span><text:span text:style-name="T23"> named ‘style’, and</text:span> another <text:span text:style-name="T28">pairing</text:span> <text:span text:style-name="T22">named ‘data’.</text:span></text:p>
      <text:p text:style-name="P47">If a map has a ‘children’ value greater than 0, then that many following ‘<text:span text:style-name="T29">dch datablock’s</text:span> will become children of this one instead of siblings at the same level. (presently only BOX <text:span text:style-name="T30">datablocks</text:span> support this)</text:p>
      <text:p text:style-name="P44"/>
      <text:p text:style-name="P11">The ‘name’ ele<text:span text:style-name="T25">ment denotes the dch plugin to instantiate and populate with this map’s data. <text:s/></text:span><text:span text:style-name="T26">All documents always start with a ‘BOX’ plugin, as this is the only one that supports children. (At least as of this version.) </text:span></text:p>
      <text:p text:style-name="P12"><text:soft-page-break/>The ‘style’ <text:span text:style-name="T30">pairing</text:span> denotes how this plugin gets displayed on screen, and at a minimum has four of six possible values as L, W, R, T, H, B, denoting the equivalent of an html div elements style parameters.</text:p>
      <text:p text:style-name="P12">Using the example above, <text:s/>the style element <text:span text:style-name="T20">{ L:</text:span><text:span text:style-name="T21">11</text:span><text:span text:style-name="T20">, R:</text:span><text:span text:style-name="T21">22</text:span><text:span text:style-name="T20">, </text:span>T<text:span text:style-name="T20">:1</text:span><text:span text:style-name="T21">11</text:span><text:span text:style-name="T20">, H:</text:span><text:span text:style-name="T21">222</text:span><text:span text:style-name="T20"> } </text:span>becomes</text:p>
      <text:p text:style-name="P12"><text:tab/>&lt;div style=”left:11px; right:22px; top:111px; height:222px”&gt; </text:p>
      <text:p text:style-name="P12">There can be any number of <text:span text:style-name="T30">pairing</text:span>s in this block, but <text:span text:style-name="T30">some combination of </text:span>four of these six are the bare minimum.</text:p>
      <text:p text:style-name="P12">Note that these ‘<text:span text:style-name="T30">style’ pairings</text:span> all refer to the <text:span text:style-name="T30">plugin’s</text:span> rectangle itself, and not the plugin’s content, which can have its own styles just like any &lt;div&gt;inside a &lt;div&gt;.</text:p>
      <text:p text:style-name="P12"><text:span text:style-name="T30">T</text:span>he final pair<text:span text:style-name="T30">ing </text:span>‘data’ <text:span text:style-name="T30">has its contents</text:span> passed to the plugin itself, and is entirely up to the plugin to manage. <text:s/>In the case of a BOX <text:span text:style-name="T30">plugin </text:span>the two values zX and zY denote the infinite canvass’s offset from home.</text:p>
      <text:h text:style-name="P28" text:outline-level="3">How to parse the binary</text:h>
      <text:p text:style-name="P54">All data immediately following the third 0x0A character in the file has the following format.</text:p>
      <text:p text:style-name="P54">1byte -- denotes the datatype and number of bytes that follow to decode the value-length</text:p>
      <text:p text:style-name="P54">0,1,2,or 4 bytes -- denotes the actual value-length that follows</text:p>
      <text:p text:style-name="P54">value-length bytes -- the actual value, decoded by the datatype in the first byte</text:p>
      <text:p text:style-name="P48"><text:span text:style-name="T1">Lets look at the actual binary of the above example: </text:span><text:span text:style-name="T12">(shown as 2digit hex, ‘:’, the ascii equivalent)</text:span></text:p>
      <text:p text:style-name="P33">0000 <text:s/>40:@ 32:2 2e:. 30:0 3b:; 0a:□ 33:3 65:e 30:0 65:e 63:c 33:3 31:1 37:7 2d:- 34:4</text:p>
      <text:p text:style-name="P33">0010 <text:s/>36:6 33:3 36:6 2d:- 34:4 64:d 66:f 31:1 2d:- 62:b 64:d 66:f 64:d 2d:- 31:1 37:7</text:p>
      <text:p text:style-name="P34">0020 <text:s/>62:b 62:b 37:7 35:5 39:9 65:e 38:8 38:8 38:8 38:8 0a:□ 45:E 6d:m 70:p 74:t 79:y</text:p>
      <text:p text:style-name="P30"><text:span text:style-name="T31">0030 <text:s/>20: <text:s/>42:B 6f:o 78:x 0a:□</text:span> 61:a 01:# 58:X 07:# 64:d 63:c 68:h 4c:L 69:i 73:s 74:t</text:p>
      <text:p text:style-name="P30">0040 <text:s/>60:` 01:# 61:a 04:# 58:X 05:# 73:s 74:t 79:y 6c:l 65:e 61:a 04:# 58:X 01:# 4c:L</text:p>
      <text:p text:style-name="P30">0050 <text:s/>57:W 01:# 30:0 58:X 01:# 52:R 57:W 01:# 30:0 58:X 01:# 54:T 57:W 01:# 30:0 58:X</text:p>
      <text:p text:style-name="P30">0060 <text:s/>01:# 42:B 57:W 01:# 30:0 58:X 04:# 6e:n 61:a 6d:m 65:e 58:X 03:# 42:B 4f:O 58:X</text:p>
      <text:p text:style-name="P30">0070 <text:s/>58:X 04:# 64:d 61:a 74:t 61:a 61:a 02:# 58:X 02:# 7a:z 58:X 57:W 01:# 30:0 58:X</text:p>
      <text:p text:style-name="P30">0080 <text:s/>02:# 7a:z 59:Y 57:W 01:# 30:0 58:X 08:# 63:c 68:h 69:i 6c:l 64:d 72:r 65:e 6e:n</text:p>
      <text:p text:style-name="P30">0090 <text:s/>57:W 01:# 30:0</text:p>
      <text:p text:style-name="P46"><text:span text:style-name="T1"/></text:p>
      <text:p text:style-name="P14"><text:span text:style-name="T17">T</text:span>he greyed background bytes are the first 3 lines visible using ‘head -n 3’ as mentioned above, and containt the file format version, the original uuid of the data, and the original document name as shown in the software’s index pane.</text:p>
      <text:p text:style-name="P17">Lets look at the bytes that follow on that same line:</text:p>
      <text:p text:style-name="P31"><text:span text:style-name="T38">61:a 01:#</text:span> 58:X 07:# 64:d 63:c 68:h 4c:L 69:i 73:s 74:t</text:p>
      <text:p text:style-name="P31"/>
      <text:p text:style-name="P15">The first byte, hex 61, breaks down further, using bit logic, so 61 is ‘01100001’.</text:p>
      <text:p text:style-name="P15">The highest 2 bits, ‘01’ represent a size OR count, depending on the datatype</text:p>
      <text:p text:style-name="P15">The lowest 6 bits, ‘100001’ represent the datatype, as follow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2">Code <text:span text:style-name="T36">(intVal)</text:span></text:p>
          </table:table-cell>
          <table:table-cell table:style-name="Table1.A1" office:value-type="string">
            <text:p text:style-name="P24">2bit</text:p>
          </table:table-cell>
          <table:table-cell table:style-name="Table1.A1" office:value-type="string">
            <text:p text:style-name="P22">Value type</text:p>
          </table:table-cell>
          <table:table-cell table:style-name="Table1.D1" office:value-type="string">
            <text:p text:style-name="P23">Description</text:p>
          </table:table-cell>
        </table:table-row>
        <table:table-row>
          <table:table-cell table:style-name="Table1.A2" office:value-type="string">
            <text:p text:style-name="P3">000001 (1)</text:p>
          </table:table-cell>
          <table:table-cell table:style-name="Table1.A2" office:value-type="string">
            <text:p text:style-name="P9">none</text:p>
          </table:table-cell>
          <table:table-cell table:style-name="Table1.A2" office:value-type="string">
            <text:p text:style-name="P1">undefined <text:s/>as per javascript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000010 (2)</text:p>
          </table:table-cell>
          <table:table-cell table:style-name="Table1.A2" office:value-type="string">
            <text:p text:style-name="P9">none</text:p>
          </table:table-cell>
          <table:table-cell table:style-name="Table1.A2" office:value-type="string">
            <text:p text:style-name="P1">null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000011 (3)</text:p>
          </table:table-cell>
          <table:table-cell table:style-name="Table1.A2" office:value-type="string">
            <text:p text:style-name="P9">none</text:p>
          </table:table-cell>
          <table:table-cell table:style-name="Table1.A2" office:value-type="string">
            <text:p text:style-name="P1">boolean <text:span text:style-name="T32">true</text:span>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000100 (4)</text:p>
          </table:table-cell>
          <table:table-cell table:style-name="Table1.A2" office:value-type="string">
            <text:p text:style-name="P9">none</text:p>
          </table:table-cell>
          <table:table-cell table:style-name="Table1.A2" office:value-type="string">
            <text:p text:style-name="P8">boolean false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010111 (23)</text:p>
          </table:table-cell>
          <table:table-cell table:style-name="Table1.A2" office:value-type="string">
            <text:p text:style-name="P9">bytes of str<text:span text:style-name="T50">ingified number</text:span></text:p>
          </table:table-cell>
          <table:table-cell table:style-name="Table1.A2" office:value-type="string">
            <text:p text:style-name="P2">Number</text:p>
          </table:table-cell>
          <table:table-cell table:style-name="Table1.D2" office:value-type="string">
            <text:p text:style-name="P2">Any valid integer or decimal value ‘<text:span text:style-name="T35">as a string’ </text:span>including NaN</text:p>
          </table:table-cell>
        </table:table-row>
        <table:table-row>
          <table:table-cell table:style-name="Table1.A2" office:value-type="string">
            <text:p text:style-name="P4">011000 (24)</text:p>
          </table:table-cell>
          <table:table-cell table:style-name="Table1.A2" office:value-type="string">
            <text:p text:style-name="P9">bytes of str</text:p>
          </table:table-cell>
          <table:table-cell table:style-name="Table1.A2" office:value-type="string">
            <text:p text:style-name="P2">String</text:p>
          </table:table-cell>
          <table:table-cell table:style-name="Table1.D2" office:value-type="string">
            <text:p text:style-name="P2">Any valid <text:span text:style-name="T35">javascript</text:span> string</text:p>
          </table:table-cell>
        </table:table-row>
        <table:table-row>
          <table:table-cell table:style-name="Table1.A2" office:value-type="string">
            <text:p text:style-name="P4">011001 (25)</text:p>
          </table:table-cell>
          <table:table-cell table:style-name="Table1.A2" office:value-type="string">
            <text:p text:style-name="P9">bytes of u8a</text:p>
          </table:table-cell>
          <table:table-cell table:style-name="Table1.A2" office:value-type="string">
            <text:p text:style-name="P7">U<text:span text:style-name="T34">i</text:span>nt8Array</text:p>
          </table:table-cell>
          <table:table-cell table:style-name="Table1.D2" office:value-type="string">
            <text:p text:style-name="P7">a <text:span text:style-name="T35">data stream encoded into 8-bit </text:span><text:span text:style-name="T50">bytes</text:span></text:p>
          </table:table-cell>
        </table:table-row>
        <table:table-row>
          <table:table-cell table:style-name="Table1.A2" office:value-type="string">
            <text:p text:style-name="P6">100000 (32)</text:p>
          </table:table-cell>
          <table:table-cell table:style-name="Table1.A2" office:value-type="string">
            <text:p text:style-name="P9">count of els</text:p>
          </table:table-cell>
          <table:table-cell table:style-name="Table1.A2" office:value-type="string">
            <text:p text:style-name="P2">Array</text:p>
          </table:table-cell>
          <table:table-cell table:style-name="Table1.D2" office:value-type="string">
            <text:p text:style-name="P55">a<text:span text:style-name="T51">n</text:span> <text:span text:style-name="T51">a</text:span>rray containing <text:span text:style-name="T51">this many elements</text:span></text:p>
          </table:table-cell>
        </table:table-row>
        <table:table-row>
          <table:table-cell table:style-name="Table1.A2" office:value-type="string">
            <text:p text:style-name="P5">10000<text:span text:style-name="T36">1</text:span> (3<text:span text:style-name="T36">3</text:span>)</text:p>
          </table:table-cell>
          <table:table-cell table:style-name="Table1.A2" office:value-type="string">
            <text:p text:style-name="P9">count of pairs</text:p>
          </table:table-cell>
          <table:table-cell table:style-name="Table1.A2" office:value-type="string">
            <text:p text:style-name="P2">Object</text:p>
          </table:table-cell>
          <table:table-cell table:style-name="Table1.D2" office:value-type="string">
            <text:p text:style-name="P55">a <text:span text:style-name="T51">pairing</text:span>{} <text:span text:style-name="T51">containing this many pairs</text:span></text:p>
          </table:table-cell>
        </table:table-row>
      </table:table>
      <text:p text:style-name="P13"/>
      <text:p text:style-name="P18">The highest 2 bits represent how many bytes that follow will make up a bytecount, and translate as follows:</text:p>
      <text:p text:style-name="P18">00 means no bytes follow</text:p>
      <text:p text:style-name="P18">01 means 1 bytes follow</text:p>
      <text:p text:style-name="P18">02 means 2 bytes follow</text:p>
      <text:p text:style-name="P18">03 means 4 bytes follow</text:p>
      <text:p text:style-name="P19">in this case, it’s ‘01’ so we take the next byte, which is ‘00000001’ which evaluates to 1.</text:p>
      <text:p text:style-name="P25"><text:span text:style-name="T44">Note here that when reading multiple bytes, they are stored in little-endian order, so if this </text:span><text:span text:style-name="T45">was ‘11’ which is 3, which as we said above means 4 bytes follow, and those 4 bytes are </text:span><text:span text:style-name="T44">‘</text:span><text:span text:style-name="T45">FF 0F 01 F0</text:span><text:span text:style-name="T44">’ that would </text:span><text:span text:style-name="T45">be </text:span><text:span text:style-name="T44">evaluate</text:span><text:span text:style-name="T45">d as ‘F0010FFF’</text:span><text:span text:style-name="T46"> </text:span><text:span text:style-name="T45">which in decimal is ‘4026601471’ (which is an absurdly high byte or element count, but this is just an example that </text:span><text:span text:style-name="T48">also</text:span><text:span text:style-name="T45"> shows that this number will never be interpreted as negative)</text:span></text:p>
      <text:p text:style-name="P26"><text:span text:style-name="T43">As shown in the table above, f</text:span><text:span text:style-name="T47">or the datatypes ‘Array’ and ‘Object, th</text:span><text:span text:style-name="T46">is number </text:span><text:span text:style-name="T47">represent</text:span><text:span text:style-name="T46">s</text:span><text:span text:style-name="T47"> </text:span><text:span text:style-name="T46">the count of elements following that belong to the Array or Object. <text:s/>For everything else it represents the number of bytes that follow that belong to that particular datatype. <text:s/></text:span><text:span text:style-name="T43">In the case of undefined, null, true, and false, there are no bytes to follow, so that single defining byte already has everything needed to decode the value</text:span></text:p>
      <text:p text:style-name="P16">So by this table, ‘01100001’ indicates this is an ‘<text:span text:style-name="T33">10000</text:span><text:span text:style-name="T37">1’(</text:span>Object<text:span text:style-name="T37">)</text:span>, with <text:s/>‘01’ <text:span text:style-name="T40">bytes following, which once read evaluates to 1, meaning we have an Object with one key:value pairing to follow.</text:span></text:p>
      <text:p text:style-name="P17">Lets continue on with the <text:span text:style-name="T40">rest of the row:</text:span></text:p>
      <text:p text:style-name="P32"><text:span text:style-name="T39">61:a 01:# </text:span><text:span text:style-name="T38">58:X 07:# </text:span><text:span text:style-name="T42">64:d 63:c 68:h 4c:L 69:i 73:s 74:t</text:span></text:p>
      <text:p text:style-name="P32"/>
      <text:p text:style-name="P16">‘58’ in hex translates to ‘01011000’ <text:span text:style-name="T41">which breaks down to ‘01’ and ‘011000’</text:span></text:p>
      <text:p text:style-name="P20">so that means we’re about to read a string, and the next 1-byte (01) is how many bytes make up this string-only (07)</text:p>
      <text:p text:style-name="P20"><text:soft-page-break/>so, take the next seven bytes (shown in orange) and translate them from binary into string (via new TextDecoder().decode()) <text:s/>and we get ‘dchList’</text:p>
      <text:p text:style-name="P49"><text:span text:style-name="T1">So far this all told us we’re building a pairing, and the key of the pair is ‘dchList’, <text:s/>and what follows will be the value part of the key. </text:span><text:span text:style-name="T13">This decoding process will continue until the whole file is decoded into the example shown at the top, being a list[] with just one element which is a pairing element having ‘dchList’, ‘children’, ‘name’, ‘style’, and ‘data’ key:value pairs as its content</text:span></text:p>
      <text:p text:style-name="P21">And we just keep doing the same, entry after entry, to accumulate the data one element at a time <text:span text:style-name="T49">until the file is exhausted.</text:span>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937in" fo:margin-right="0.7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09:56:30.165369820</meta:creation-date>
    <meta:generator>LibreOffice/24.2.7.2$Linux_X86_64 LibreOffice_project/420$Build-2</meta:generator>
    <dc:date>2025-06-01T11:21:22.944136745</dc:date>
    <meta:editing-duration>P1DT4H49M6S</meta:editing-duration>
    <meta:editing-cycles>135</meta:editing-cycles>
    <meta:document-statistic meta:table-count="3" meta:image-count="0" meta:object-count="0" meta:page-count="4" meta:paragraph-count="103" meta:word-count="1339" meta:character-count="7516" meta:non-whitespace-character-count="6244"/>
  </office:meta>
</office:document-meta>
</file>